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37000017FA00000F9258748298D090EC7E.svm" manifest:media-type=""/>
  <manifest:file-entry manifest:full-path="Pictures/20000037000017FA00000F92C38081A5F52D1412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138cm" svg:height="3.986cm" draw:z-index="0"><draw:image xlink:href="Pictures/20000037000017FA00000F92C38081A5F52D1412.pdf" xlink:type="simple" xlink:show="embed" xlink:actuate="onLoad"/><draw:image xlink:href="Pictures/20000037000017FA00000F9258748298D090EC7E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6-21T15:54:12.893968827</meta:creation-date>
    <meta:generator>LibreOfficeDev/5.3.0.0.alpha0$Linux_X86_64 LibreOffice_project/5d704f43b50b87f337b5d0c307efae7b7c82e856</meta:generator>
    <dc:date>2016-06-28T13:54:36.783473625</dc:date>
    <dc:creator>Miklos </dc:creator>
    <meta:editing-duration>PT36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